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279cm" fo:margin-left="-0.263cm" table:align="left" style:writing-mode="lr-tb"/>
    </style:style>
    <style:style style:name="Table1.A" style:family="table-column">
      <style:table-column-properties style:column-width="6.502cm"/>
    </style:style>
    <style:style style:name="Table1.B" style:family="table-column">
      <style:table-column-properties style:column-width="6.001cm"/>
    </style:style>
    <style:style style:name="Table1.C" style:family="table-column">
      <style:table-column-properties style:column-width="4.7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2" style:family="table">
      <style:table-properties style:width="17.279cm" fo:margin-left="-0.263cm" table:align="left" style:writing-mode="lr-tb"/>
    </style:style>
    <style:style style:name="Table2.A" style:family="table-column">
      <style:table-column-properties style:column-width="6.502cm"/>
    </style:style>
    <style:style style:name="Table2.B" style:family="table-column">
      <style:table-column-properties style:column-width="6.001cm"/>
    </style:style>
    <style:style style:name="Table2.C" style:family="table-column">
      <style:table-column-properties style:column-width="4.7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" style:family="table">
      <style:table-properties style:width="17.279cm" fo:margin-left="-0.263cm" table:align="left" style:writing-mode="lr-tb"/>
    </style:style>
    <style:style style:name="Table3.A" style:family="table-column">
      <style:table-column-properties style:column-width="6.502cm"/>
    </style:style>
    <style:style style:name="Table3.B" style:family="table-column">
      <style:table-column-properties style:column-width="6.001cm"/>
    </style:style>
    <style:style style:name="Table3.C" style:family="table-column">
      <style:table-column-properties style:column-width="4.7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style:font-size-asian="10pt"/>
    </style:style>
    <style:style style:name="P2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none" fo:country="none" style:font-size-asian="10pt" style:language-asian="none" style:country-asian="none"/>
    </style:style>
    <style:style style:name="P3" style:family="paragraph" style:parent-style-name="Основной_20_текст_20_с_20_отступом_20_2">
      <style:paragraph-properties fo:margin-left="0cm" fo:margin-right="0cm" fo:text-align="end" style:justify-single-word="false" fo:orphans="2" fo:widows="2" fo:text-indent="0cm" style:auto-text-indent="false"/>
      <style:text-properties fo:font-size="10pt" fo:language="ru" fo:country="RU" style:font-size-asian="10pt"/>
    </style:style>
    <style:style style:name="P4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0pt" fo:language="ru" fo:country="RU" style:font-size-asian="10pt"/>
    </style:style>
    <style:style style:name="P5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</style:style>
    <style:style style:name="P6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font-weight="bold" style:font-size-asian="14pt" style:font-weight-asian="bold"/>
    </style:style>
    <style:style style:name="P7" style:family="paragraph" style:parent-style-name="Основной_20_текст_20_с_20_отступом_20_2">
      <style:paragraph-properties fo:margin-left="0cm" fo:margin-right="0cm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8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/>
    </style:style>
    <style:style style:name="P9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/>
    </style:style>
    <style:style style:name="P10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 style:snap-to-layout-grid="false"/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P11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12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language="ru" fo:country="RU"/>
    </style:style>
    <style:style style:name="P13" style:family="paragraph" style:parent-style-name="Основной_20_текст_20_с_20_отступом_20_2">
      <style:paragraph-properties fo:margin-left="0cm" fo:margin-right="0cm" fo:text-align="center" style:justify-single-word="false" fo:orphans="2" fo:widows="2" fo:text-indent="0cm" style:auto-text-indent="false"/>
      <style:text-properties fo:font-size="8pt" fo:language="ru" fo:country="RU" fo:font-weight="bold" style:font-size-asian="8pt" style:font-weight-asian="bold" style:font-size-complex="8pt"/>
    </style:style>
    <style:style style:name="P14" style:family="paragraph" style:parent-style-name="Основной_20_текст_20_с_20_отступом_20_2" style:master-page-name="Standard">
      <style:paragraph-properties fo:margin-left="0cm" fo:margin-right="0cm" fo:text-align="end" style:justify-single-word="false" fo:orphans="2" fo:widows="2" fo:text-indent="0cm" style:auto-text-indent="false" style:page-number="auto"/>
      <style:text-properties fo:font-size="10pt" style:font-size-asian="10pt"/>
    </style:style>
    <style:style style:name="P15" style:family="paragraph" style:parent-style-name="Основной_20_текст_20_с_20_отступом_20_2" style:list-style-name="WW8Num1">
      <style:paragraph-properties fo:margin-left="0cm" fo:margin-right="0cm" fo:orphans="2" fo:widows="2" fo:text-indent="0cm" style:auto-text-indent="false">
        <style:tab-stops>
          <style:tab-stop style:position="-4.366cm"/>
        </style:tab-stops>
      </style:paragraph-properties>
      <style:text-properties fo:font-size="10pt" style:font-size-asian="10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style:font-size-asian="14pt" style:font-size-complex="14pt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6">Б Ю Л Л Е Т Е Н Ь</text:p>
      <text:p text:style-name="P5"><text:span text:style-name="T1">к заседанию диссертационного совета </text:span><text:span text:style-name="T3">___ШИФР_СОВЕТА___</text:span></text:p>
      <text:p text:style-name="P5"><text:span text:style-name="T1"><text:s/></text:span><text:span text:style-name="T3">24 июня </text:span><text:span text:style-name="T2">20</text:span><text:span text:style-name="T4">25</text:span><text:span text:style-name="T1"> г. протокол № </text:span><text:span text:style-name="T3">1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Фамилия, имя, отчество соискателя</text:p>
          </table:table-cell>
          <table:table-cell table:style-name="Table1.A1" office:value-type="string">
            <text:p text:style-name="P12">Достоин </text:p>
            <text:p text:style-name="P12">ученой степени</text:p>
          </table:table-cell>
          <table:table-cell table:style-name="Table1.C1" office:value-type="string">
            <text:p text:style-name="P12">Результаты голосования</text:p>
          </table:table-cell>
        </table:table-row>
        <table:table-row table:style-name="Table1.1">
          <table:table-cell table:style-name="Table1.A1" office:value-type="string">
            <text:p text:style-name="P10"/>
            <text:p text:style-name="P11">___ФИО_в_именительном_падеже___</text:p>
          </table:table-cell>
          <table:table-cell table:style-name="Table1.A1" office:value-type="string">
            <text:p text:style-name="P8">кандидат физико-математических наук</text:p>
          </table:table-cell>
          <table:table-cell table:style-name="Table1.C1" office:value-type="string">
            <text:p text:style-name="P9"/>
            <text:p text:style-name="P8">Да</text:p>
            <text:p text:style-name="P13"/>
            <text:p text:style-name="P8">Нет </text:p>
          </table:table-cell>
        </table:table-row>
      </table:table>
      <text:p text:style-name="P1">Примечания:</text:p>
      <text:list xml:id="list3509025536" text:style-name="WW8Num1">
        <text:list-item>
          <text:p text:style-name="P15">В графе «Достоин ученой степени» указывается ученая степень и отрасль науки.</text:p>
        </text:list-item>
        <text:list-item>
          <text:p text:style-name="P15">Бюллетени не подписываются. В графе «Результаты голосования» вычеркнуть ненужное.</text:p>
        </text:list-item>
        <text:list-item>
          <text:p text:style-name="P15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0" draw:style-name="gr1" draw:text-style-name="P16" svg:x1="0.536cm" svg:y1="0.125cm" svg:x2="17.681cm" svg:y2="0.125cm"><text:p/></draw:line></text:p>
      <text:p text:style-name="P3"/>
      <text:p text:style-name="P3"/>
      <text:p text:style-name="P6">Б Ю Л Л Е Т Е Н Ь</text:p>
      <text:p text:style-name="P5"><text:span text:style-name="T1">к заседанию диссертационного совета </text:span><text:span text:style-name="T3">___ШИФР_СОВЕТА___</text:span></text:p>
      <text:p text:style-name="P5"><text:span text:style-name="T1"><text:s/></text:span><text:span text:style-name="T3">24 июня </text:span><text:span text:style-name="T2">20</text:span><text:span text:style-name="T4">25</text:span><text:span text:style-name="T1"> г. протокол № </text:span><text:span text:style-name="T3">1</text:span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Фамилия, имя, отчество соискателя</text:p>
          </table:table-cell>
          <table:table-cell table:style-name="Table2.A1" office:value-type="string">
            <text:p text:style-name="P12">Достоин </text:p>
            <text:p text:style-name="P12">ученой степени</text:p>
          </table:table-cell>
          <table:table-cell table:style-name="Table2.C1" office:value-type="string">
            <text:p text:style-name="P12">Результаты голосования</text:p>
          </table:table-cell>
        </table:table-row>
        <table:table-row table:style-name="Table2.1">
          <table:table-cell table:style-name="Table2.A1" office:value-type="string">
            <text:p text:style-name="P10"/>
            <text:p text:style-name="P11">___ФИО_в_именительном_падеже___</text:p>
          </table:table-cell>
          <table:table-cell table:style-name="Table2.A1" office:value-type="string">
            <text:p text:style-name="P8">кандидат физико-математических наук</text:p>
          </table:table-cell>
          <table:table-cell table:style-name="Table2.C1" office:value-type="string">
            <text:p text:style-name="P9"/>
            <text:p text:style-name="P8">Да</text:p>
            <text:p text:style-name="P13"/>
            <text:p text:style-name="P8">Нет </text:p>
          </table:table-cell>
        </table:table-row>
      </table:table>
      <text:p text:style-name="P1">Примечания:</text:p>
      <text:list xml:id="list155658598393131" text:continue-numbering="true" text:style-name="WW8Num1">
        <text:list-item>
          <text:p text:style-name="P15">В графе «Достоин ученой степени» указывается ученая степень и отрасль науки.</text:p>
        </text:list-item>
        <text:list-item>
          <text:p text:style-name="P15">Бюллетени не подписываются. В графе «Результаты голосования» вычеркнуть ненужное.</text:p>
        </text:list-item>
        <text:list-item>
          <text:p text:style-name="P15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1" draw:style-name="gr1" draw:text-style-name="P16" svg:x1="0.536cm" svg:y1="0.125cm" svg:x2="17.681cm" svg:y2="0.125cm"><text:p/></draw:line></text:p>
      <text:p text:style-name="P3"/>
      <text:p text:style-name="P3"/>
      <text:p text:style-name="P6">Б Ю Л Л Е Т Е Н Ь</text:p>
      <text:p text:style-name="P5"><text:span text:style-name="T1">к заседанию диссертационного совета </text:span><text:span text:style-name="T3">___ШИФР_СОВЕТА___</text:span></text:p>
      <text:p text:style-name="P5"><text:span text:style-name="T1"><text:s/></text:span><text:span text:style-name="T3">24 июня </text:span><text:span text:style-name="T2">20</text:span><text:span text:style-name="T4">25</text:span><text:span text:style-name="T1"> г. протокол № </text:span><text:span text:style-name="T3">1</text:span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Фамилия, имя, отчество соискателя</text:p>
          </table:table-cell>
          <table:table-cell table:style-name="Table3.A1" office:value-type="string">
            <text:p text:style-name="P12">Достоин </text:p>
            <text:p text:style-name="P12">ученой степени</text:p>
          </table:table-cell>
          <table:table-cell table:style-name="Table3.C1" office:value-type="string">
            <text:p text:style-name="P12">Результаты голосования</text:p>
          </table:table-cell>
        </table:table-row>
        <table:table-row table:style-name="Table3.1">
          <table:table-cell table:style-name="Table3.A1" office:value-type="string">
            <text:p text:style-name="P10"/>
            <text:p text:style-name="P11">___ФИО_в_именительном_падеже___</text:p>
          </table:table-cell>
          <table:table-cell table:style-name="Table3.A1" office:value-type="string">
            <text:p text:style-name="P8">кандидат физико-математических наук</text:p>
          </table:table-cell>
          <table:table-cell table:style-name="Table3.C1" office:value-type="string">
            <text:p text:style-name="P9"/>
            <text:p text:style-name="P8">Да</text:p>
            <text:p text:style-name="P13"/>
            <text:p text:style-name="P8">Нет </text:p>
          </table:table-cell>
        </table:table-row>
      </table:table>
      <text:p text:style-name="P1">Примечания:</text:p>
      <text:list xml:id="list155657350887272" text:continue-numbering="true" text:style-name="WW8Num1">
        <text:list-item>
          <text:p text:style-name="P15">В графе «Достоин ученой степени» указывается ученая степень и отрасль науки.</text:p>
        </text:list-item>
        <text:list-item>
          <text:p text:style-name="P15">Бюллетени не подписываются. В графе «Результаты голосования» вычеркнуть ненужное.</text:p>
        </text:list-item>
        <text:list-item>
          <text:p text:style-name="P15">Недействительным признается бюллетень, в котором будут оставлены или вычеркнуты </text:p>
        </text:list-item>
      </text:list>
      <text:p text:style-name="P1"><text:s text:c="7"/>оба слова «Да» и «Нет».</text:p>
      <text:p text:style-name="P2"><draw:line text:anchor-type="char" draw:z-index="2" draw:style-name="gr1" draw:text-style-name="P16" svg:x1="0.536cm" svg:y1="0.125cm" svg:x2="17.681cm" svg:y2="0.125cm"><text:p/></draw:line>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-6.502cm" fo:margin-right="0cm" fo:text-align="justify" style:justify-single-word="false" fo:orphans="0" fo:widows="0" fo:text-indent="1.501cm" style:auto-text-indent="false"/>
      <style:text-properties fo:font-size="12pt" fo:language="none" fo:country="none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Основной_20_шрифт_20_абзаца" style:display-name="Основной шрифт абзаца" style:family="text"/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format="" text:start-value="0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cm" fo:margin-bottom="1cm" fo:margin-left="2.251cm" fo:margin-right="1.25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37:00</meta:creation-date>
    <dc:date>2025-10-18T15:56:56.698878750</dc:date>
    <meta:editing-cycles>7</meta:editing-cycles>
    <meta:editing-duration>PT10M8S</meta:editing-duration>
    <meta:generator>LibreOffice/6.0.7.3$Linux_X86_64 LibreOffice_project/dc89aa7a9eabfd848af146d5086077aeed2ae4a5</meta:generator>
    <meta:document-statistic meta:table-count="3" meta:image-count="0" meta:object-count="0" meta:page-count="1" meta:paragraph-count="48" meta:word-count="213" meta:character-count="1578" meta:non-whitespace-character-count="1380"/>
  </office:meta>
</office:document-meta>
</file>